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Kamer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rking</text:p>
          </table:table-cell>
          <table:table-cell table:number-columns-repeated="2"/>
          <table:table-cell office:value-type="string" calcext:value-type="string">
            <text:p>HLA1</text:p>
          </table:table-cell>
          <table:table-cell office:value-type="string" calcext:value-type="string">
            <text:p>Masing -masing sample (minimal 50 foto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CTV : Power DC, ETHCAM</text:p>
          </table:table-cell>
          <table:table-cell table:number-columns-repeated="2"/>
          <table:table-cell office:value-type="string" calcext:value-type="string">
            <text:p>Sistem Kamera OFF setiap ujung 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nitor : HDM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ugong : BTN X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eaker : SPK – SP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wer AC : VacMTR, VacCAM, VacJTN, VacA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wer DC : VdcMTR, VdcCAM, VdcJTN, VdcA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sisi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peak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bel Rapihkan lebih canti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paya te geter, buat suport tambahan pa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CB – Revi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ant 2</text:p>
          </table:table-cell>
          <table:table-cell office:value-type="string" calcext:value-type="string">
            <text:p>Panel Hija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apken akrilik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WER DC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rminal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udukan jets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ipa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krilik area bawa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bel hdmi 10 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bel lan 10 me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dul aktuato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mungkinan kwh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a raspi area tengah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npa panel</text:p>
          </table:table-cell>
          <table:table-cell office:value-type="string" calcext:value-type="string">
            <text:p>Desin 3d print untuk casing: interface, socket place 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2T12:45:31.260843716</meta:creation-date>
    <dc:date>2024-08-22T13:24:42.950671650</dc:date>
    <meta:editing-duration>PT8M</meta:editing-duration>
    <meta:editing-cycles>1</meta:editing-cycles>
    <meta:document-statistic meta:table-count="1" meta:cell-count="32" meta:object-count="0"/>
    <meta:generator>LibreOffice/6.4.7.2$Linux_AARCH64 LibreOffice_project/40$Build-2</meta:generator>
  </office:meta>
</office:document-meta>
</file>